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985da" officeooo:paragraph-rsid="000985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afio Para vaga de Web Designer</text:p>
      <text:p text:style-name="P1">Participante: Alan Dalcastagne da Cunha</text:p>
      <text:p text:style-name="P1"/>
      <text:p text:style-name="P1">Sobre o projeto: No projeto foram usadas as tecnologias de Html5, css3, Jquery, JavaScript, e Beeceptor, tudo foi feito com a ferramenta Sublime Text.</text:p>
      <text:p text:style-name="P1"/>
      <text:p text:style-name="P1">Todas os elementos Div do projeto estão comentados quando acabam facilitando assim a leitura do mesmo, o código também encontra-se corretamente identado.</text:p>
      <text:p text:style-name="P1"/>
      <text:p text:style-name="P1">Para fazer a combobox dos estados e cidades uma biblioteca pronta foi utilizada e implementada ao projeto. </text:p>
      <text:p text:style-name="P1"/>
      <text:p text:style-name="P1">O projeto é completamente responsivo e foi testado em várias resoluções diferente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9:35:31.602379320</meta:creation-date>
    <dc:date>2019-09-26T19:41:11.690791675</dc:date>
    <meta:editing-duration>PT5M41S</meta:editing-duration>
    <meta:editing-cycles>1</meta:editing-cycles>
    <meta:document-statistic meta:table-count="0" meta:image-count="0" meta:object-count="0" meta:page-count="1" meta:paragraph-count="6" meta:word-count="86" meta:character-count="565" meta:non-whitespace-character-count="484"/>
    <meta:generator>LibreOffice/6.0.6.2$Linux_X86_64 LibreOffice_project/00m0$Build-2</meta:generator>
  </office:meta>
</office:document-meta>
</file>